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Coordinates" style:family="table">
      <style:table-properties style:width="17.013cm" fo:margin-left="0cm" table:align="left"/>
    </style:style>
    <style:style style:name="tblCoordinates.A" style:family="table-column">
      <style:table-column-properties style:column-width="6.588cm"/>
    </style:style>
    <style:style style:name="tblCoordinates.B" style:family="table-column">
      <style:table-column-properties style:column-width="10.425cm"/>
    </style:style>
    <style:style style:name="tblHeader" style:family="table">
      <style:table-properties style:width="17.013cm" fo:margin-left="0cm" table:align="left"/>
    </style:style>
    <style:style style:name="tblHeader.A" style:family="table-column">
      <style:table-column-properties style:column-width="4.249cm"/>
    </style:style>
    <style:style style:name="tblHeader.B" style:family="table-column">
      <style:table-column-properties style:column-width="5.673cm"/>
    </style:style>
    <style:style style:name="tblHeader.C" style:family="table-column">
      <style:table-column-properties style:column-width="1.667cm"/>
    </style:style>
    <style:style style:name="tblHeader.D" style:family="table-column">
      <style:table-column-properties style:column-width="5.424cm"/>
    </style:style>
    <style:style style:name="tbl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tblHeader.D1" style:family="table-cell">
      <style:table-cell-properties fo:padding="0.097cm" fo:border="0.05pt solid #000000"/>
    </style:style>
    <style:style style:name="tblHeader.C2" style:family="table-cell">
      <style:table-cell-properties fo:padding="0.097cm" fo:border-left="0.05pt solid #000000" fo:border-right="none" fo:border-top="none" fo:border-bottom="0.05pt solid #000000"/>
    </style:style>
    <style:style style:name="tblHeader.D3" style:family="table-cell">
      <style:table-cell-properties fo:padding="0.097cm" fo:border-left="0.05pt solid #000000" fo:border-right="0.05pt solid #000000" fo:border-top="none" fo:border-bottom="0.05pt solid #000000"/>
    </style:style>
    <style:style style:name="tblBillNno" style:family="table">
      <style:table-properties style:width="17.013cm" fo:margin-left="0cm" table:align="left"/>
    </style:style>
    <style:style style:name="tblBillNno.A" style:family="table-column">
      <style:table-column-properties style:column-width="10.107cm"/>
    </style:style>
    <style:style style:name="tblBillNno.B" style:family="table-column">
      <style:table-column-properties style:column-width="6.906cm"/>
    </style:style>
    <style:style style:name="tblBillNno.1" style:family="table-row">
      <style:table-row-properties style:min-row-height="0.9cm"/>
    </style:style>
    <style:style style:name="tblBillNno.A1" style:family="table-cell">
      <style:table-cell-properties fo:padding="0.097cm" fo:border-left="none" fo:border-right="none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8.017cm"/>
    </style:style>
    <style:style style:name="Таблица3.C" style:family="table-column">
      <style:table-column-properties style:column-width="1.085cm"/>
    </style:style>
    <style:style style:name="Таблица3.D" style:family="table-column">
      <style:table-column-properties style:column-width="1.296cm"/>
    </style:style>
    <style:style style:name="Таблица3.E" style:family="table-column">
      <style:table-column-properties style:column-width="1.905cm"/>
    </style:style>
    <style:style style:name="Таблица3.F" style:family="table-column">
      <style:table-column-properties style:column-width="2.104cm"/>
    </style:style>
    <style:style style:name="Таблица3.G" style:family="table-column">
      <style:table-column-properties style:column-width="1.81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6.976cm" fo:margin-left="8.239cm" table:align="left"/>
    </style:style>
    <style:style style:name="tblTotal.A" style:family="table-column">
      <style:table-column-properties style:column-width="4.842cm"/>
    </style:style>
    <style:style style:name="tblTotal.B" style:family="table-column">
      <style:table-column-properties style:column-width="2.134cm"/>
    </style:style>
    <style:style style:name="tblTotal.A1" style:family="table-cell">
      <style:table-cell-properties fo:padding="0.097cm" fo:border="none"/>
    </style:style>
    <style:style style:name="Таблица2" style:family="table">
      <style:table-properties style:width="17.013cm" fo:margin-left="0cm" table:align="left" style:shadow="none"/>
    </style:style>
    <style:style style:name="Таблица2.A" style:family="table-column">
      <style:table-column-properties style:column-width="6.403cm"/>
    </style:style>
    <style:style style:name="Таблица2.B" style:family="table-column">
      <style:table-column-properties style:column-width="2.487cm"/>
    </style:style>
    <style:style style:name="Таблица2.C" style:family="table-column">
      <style:table-column-properties style:column-width="8.123cm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bottom" fo:padding="0.049cm" fo:border-left="none" fo:border-right="none" fo:border-top="1pt solid #000000" fo:border-bottom="none"/>
    </style:style>
    <style:style style:name="Таблица2.A2" style:family="table-cell">
      <style:table-cell-properties fo:padding="0.049cm" fo:border="none"/>
    </style:style>
    <style:style style:name="Таблица2.B2" style:family="table-cell">
      <style:table-cell-properties fo:padding="0.049cm" fo:border="none"/>
    </style:style>
    <style:style style:name="Таблица2.C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P2" style:family="paragraph" style:parent-style-name="Standard">
      <style:text-properties officeooo:rsid="001930c2" officeooo:paragraph-rsid="001930c2"/>
    </style:style>
    <style:style style:name="P3" style:family="paragraph" style:parent-style-name="Standard">
      <style:text-properties officeooo:rsid="001930c2" officeooo:paragraph-rsid="001d1589"/>
    </style:style>
    <style:style style:name="P4" style:family="paragraph" style:parent-style-name="Standard">
      <style:text-properties officeooo:rsid="001930c2" officeooo:paragraph-rsid="001ea685"/>
    </style:style>
    <style:style style:name="P5" style:family="paragraph" style:parent-style-name="Standard">
      <style:text-properties officeooo:rsid="001930c2" officeooo:paragraph-rsid="001fb3cc"/>
    </style:style>
    <style:style style:name="P6" style:family="paragraph" style:parent-style-name="Standard">
      <style:text-properties officeooo:rsid="001930c2" officeooo:paragraph-rsid="0021001f"/>
    </style:style>
    <style:style style:name="P7" style:family="paragraph" style:parent-style-name="Standard">
      <style:text-properties officeooo:rsid="001930c2" officeooo:paragraph-rsid="0022ece4"/>
    </style:style>
    <style:style style:name="P8" style:family="paragraph" style:parent-style-name="Standard">
      <style:paragraph-properties fo:text-align="end" style:justify-single-word="false"/>
      <style:text-properties officeooo:rsid="001930c2" officeooo:paragraph-rsid="00261d22"/>
    </style:style>
    <style:style style:name="P9" style:family="paragraph" style:parent-style-name="Standard">
      <style:paragraph-properties fo:text-align="end" style:justify-single-word="false"/>
      <style:text-properties officeooo:rsid="001930c2" officeooo:paragraph-rsid="0022ece4"/>
    </style:style>
    <style:style style:name="P10" style:family="paragraph" style:parent-style-name="Standard">
      <style:text-properties officeooo:rsid="001930c2" officeooo:paragraph-rsid="00261d22"/>
    </style:style>
    <style:style style:name="P11" style:family="paragraph" style:parent-style-name="Standard">
      <style:text-properties officeooo:rsid="001930c2" officeooo:paragraph-rsid="002a744e"/>
    </style:style>
    <style:style style:name="P12" style:family="paragraph" style:parent-style-name="Standard">
      <style:text-properties officeooo:rsid="001930c2" officeooo:paragraph-rsid="0033347d"/>
    </style:style>
    <style:style style:name="P13" style:family="paragraph" style:parent-style-name="Standard">
      <style:text-properties officeooo:rsid="001930c2" officeooo:paragraph-rsid="00347ce5"/>
    </style:style>
    <style:style style:name="P14" style:family="paragraph" style:parent-style-name="Standard">
      <style:text-properties officeooo:rsid="001930c2" officeooo:paragraph-rsid="0041d0e1"/>
    </style:style>
    <style:style style:name="P15" style:family="paragraph" style:parent-style-name="Standard">
      <style:paragraph-properties fo:text-align="end" style:justify-single-word="false"/>
      <style:text-properties fo:font-weight="bold" officeooo:rsid="001930c2" officeooo:paragraph-rsid="00325076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01930c2" officeooo:paragraph-rsid="002bd23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end" style:justify-single-word="false"/>
      <style:text-properties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22ece4" style:font-size-asian="10pt" style:font-size-complex="10pt"/>
    </style:style>
    <style:style style:name="P19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1ea685" style:font-size-asian="10pt" style:font-size-complex="10pt"/>
    </style:style>
    <style:style style:name="P20" style:family="paragraph" style:parent-style-name="Standard">
      <style:text-properties style:font-name="Liberation Sans" fo:font-weight="bold" officeooo:rsid="001930c2" officeooo:paragraph-rsid="0022ece4" style:font-weight-asian="bold" style:font-weight-complex="bold"/>
    </style:style>
    <style:style style:name="P21" style:family="paragraph" style:parent-style-name="Standard">
      <style:text-properties style:font-name="Liberation Sans" fo:font-size="9pt" officeooo:rsid="001930c2" officeooo:paragraph-rsid="0021b360" style:font-size-asian="9pt" style:font-size-complex="9pt"/>
    </style:style>
    <style:style style:name="P22" style:family="paragraph" style:parent-style-name="Standard">
      <style:text-properties style:font-name="Liberation Serif" fo:font-size="12pt" fo:font-weight="bold" officeooo:rsid="001930c2" officeooo:paragraph-rsid="0022ece4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0pt" officeooo:rsid="001930c2" officeooo:paragraph-rsid="001930c2" style:font-size-asian="10pt" style:font-size-complex="10pt"/>
    </style:style>
    <style:style style:name="P24" style:family="paragraph" style:parent-style-name="Standard">
      <style:text-properties fo:font-size="10pt" style:text-underline-style="none" fo:font-weight="bold" officeooo:rsid="001930c2" officeooo:paragraph-rsid="0038e714" style:font-size-asian="10pt" style:font-weight-asian="bold" style:font-size-complex="10pt" style:font-weight-complex="bold"/>
    </style:style>
    <style:style style:name="P25" style:family="paragraph" style:parent-style-name="Standard">
      <style:text-properties fo:font-size="10pt" fo:font-weight="bold" officeooo:rsid="001930c2" officeooo:paragraph-rsid="0038e714" style:font-size-asian="10pt" style:font-weight-asian="bold" style:font-size-complex="10pt" style:font-weight-complex="bold"/>
    </style:style>
    <style:style style:name="P26" style:family="paragraph" style:parent-style-name="Standard">
      <style:text-properties fo:font-size="11pt" fo:font-weight="bold" officeooo:rsid="001930c2" officeooo:paragraph-rsid="0021b360" style:font-size-asian="11pt" style:font-weight-asian="bold" style:font-size-complex="11pt" style:font-weight-complex="bold"/>
    </style:style>
    <style:style style:name="P27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930c2" officeooo:paragraph-rsid="002a744e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47cc2" officeooo:paragraph-rsid="002a744e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text-align="start" style:justify-single-word="false" style:vertical-align="bottom"/>
      <style:text-properties style:font-name="Liberation Serif" fo:font-size="24pt" fo:font-style="italic" style:text-underline-style="none" fo:font-weight="bold" officeooo:rsid="00147cc2" officeooo:paragraph-rsid="002a4043" style:font-size-asian="24pt" style:font-style-asian="italic" style:font-weight-asian="bold" style:font-size-complex="24pt" style:font-style-complex="italic" style:font-weight-complex="bold"/>
    </style:style>
    <style:style style:name="P30" style:family="paragraph" style:parent-style-name="Footer">
      <style:text-properties officeooo:rsid="001e46db" officeooo:paragraph-rsid="0036b426"/>
    </style:style>
    <style:style style:name="P31" style:family="paragraph" style:parent-style-name="Footer">
      <style:text-properties officeooo:rsid="001cc181" officeooo:paragraph-rsid="0036b426"/>
    </style:style>
    <style:style style:name="P32" style:family="paragraph" style:parent-style-name="Footer">
      <style:text-properties fo:font-weight="bold" officeooo:rsid="001cc181" officeooo:paragraph-rsid="0036b426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weight="bold" officeooo:rsid="0026e8b9" officeooo:paragraph-rsid="00325076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weight="bold" officeooo:paragraph-rsid="00325076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9pt" officeooo:paragraph-rsid="00347ce5" style:font-size-asian="9pt" style:font-size-complex="9pt"/>
    </style:style>
    <style:style style:name="P36" style:family="paragraph" style:parent-style-name="Table_20_Contents">
      <style:paragraph-properties fo:text-align="end" style:justify-single-word="false"/>
      <style:text-properties style:font-name="Liberation Sans" fo:font-size="9pt" officeooo:paragraph-rsid="00347ce5" style:font-size-asian="9pt" style:font-size-complex="9pt"/>
    </style:style>
    <style:style style:name="P37" style:family="paragraph" style:parent-style-name="Table_20_Contents">
      <style:text-properties style:font-name="Liberation Sans" fo:font-size="9pt" officeooo:paragraph-rsid="00347ce5" style:font-size-asian="9pt" style:font-size-complex="9pt"/>
    </style:style>
    <style:style style:name="P38" style:family="paragraph" style:parent-style-name="Table_20_Heading">
      <style:paragraph-properties fo:text-align="center" style:justify-single-word="false"/>
      <style:text-properties fo:font-size="10pt" fo:font-weight="normal" officeooo:rsid="00059cb6" officeooo:paragraph-rsid="00347ce5" style:font-size-asian="10pt" style:font-weight-asian="normal" style:font-size-complex="10pt" style:font-weight-complex="normal"/>
    </style:style>
    <style:style style:name="P39" style:family="paragraph" style:parent-style-name="Table_20_Heading">
      <style:paragraph-properties fo:text-align="end" style:justify-single-word="false"/>
      <style:text-properties fo:font-size="10pt" fo:font-weight="normal" officeooo:rsid="00059cb6" officeooo:paragraph-rsid="00347ce5" style:font-size-asian="10pt" style:font-weight-asian="normal" style:font-size-complex="10pt" style:font-weight-complex="normal"/>
    </style:style>
    <style:style style:name="P40" style:family="paragraph" style:parent-style-name="Table_20_Heading">
      <style:text-properties fo:font-size="10pt" fo:font-weight="normal" officeooo:rsid="00059cb6" officeooo:paragraph-rsid="00347ce5" style:font-size-asian="10pt" style:font-weight-asian="normal" style:font-size-complex="10pt" style:font-weight-complex="normal"/>
    </style:style>
    <style:style style:name="P41" style:family="paragraph" style:parent-style-name="Standard">
      <style:text-properties officeooo:rsid="001b9250" officeooo:paragraph-rsid="00325076"/>
    </style:style>
    <style:style style:name="P42" style:family="paragraph" style:parent-style-name="Standard">
      <style:text-properties fo:font-weight="bold" officeooo:rsid="001b9250" officeooo:paragraph-rsid="00325076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b426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0pt" style:font-size-asian="10pt" style:font-size-complex="10pt"/>
    </style:style>
    <style:style style:name="T6" style:family="text">
      <style:text-properties style:font-name="Liberation Sans" fo:font-size="12pt" officeooo:rsid="000cb90e" style:font-size-asian="12pt" style:font-size-complex="12pt"/>
    </style:style>
    <style:style style:name="T7" style:family="text">
      <style:text-properties style:font-name="Liberation Sans" style:text-underline-style="none" officeooo:rsid="0018efd0"/>
    </style:style>
    <style:style style:name="T8" style:family="text">
      <style:text-properties style:font-name="Liberation Sans" fo:font-size="14pt" style:text-underline-style="none" officeooo:rsid="001ab089" style:font-size-asian="12.25pt" style:font-size-complex="14pt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style:font-name="Liberation Serif" fo:font-size="12pt" officeooo:rsid="003dfe24" style:font-size-asian="12pt" style:font-size-complex="12pt"/>
    </style:style>
    <style:style style:name="T11" style:family="text">
      <style:text-properties officeooo:rsid="002ffc5d"/>
    </style:style>
    <style:style style:name="T12" style:family="text">
      <style:text-properties officeooo:rsid="00325076"/>
    </style:style>
    <style:style style:name="T13" style:family="text">
      <style:text-properties officeooo:rsid="0006dc0f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3dfe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manager@kipspb.ru" text:name="pg_email"/>
        <text:user-field-decl office:value-type="string" office:string-value="срок поставки, кем доставка, кто оплачивает" text:name="pg_add"/>
        <text:user-field-decl office:value-type="string" office:string-value="НАША ФИРМА" text:name="pg_firm"/>
        <text:user-field-decl office:value-type="string" office:string-value="Индекс, Адрес" text:name="pg_post_address"/>
        <text:user-field-decl office:value-type="string" office:string-value="Длинное наименование банка" text:name="pg_bank"/>
        <text:user-field-decl office:value-type="string" office:string-value="444444444" text:name="pg_bik"/>
        <text:user-field-decl office:value-type="string" office:string-value="33333333333333333333" text:name="pg_corresp"/>
        <text:user-field-decl office:value-type="string" office:string-value="22222222222222222222" text:name="pg_account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А" text:name="pg_prefix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Полное название фирмы" text:name="pg_firm_full_name"/>
        <text:user-field-decl office:value-type="string" office:string-value="ООО &quot;Покупатель&quot;" text:name="pg_firm_buyer"/>
        <text:user-field-decl office:value-type="string" office:string-value="Перевозчик" text:name="pg_carrier"/>
        <text:user-field-decl office:value-type="string" office:string-value="1234,00" text:name="pg_total"/>
        <text:user-field-decl office:value-type="string" office:string-value="НДС" text:name="pg_vat"/>
        <text:user-field-decl office:value-type="string" office:string-value="тысячи сотни рублей" text:name="pg_sum_in_words"/>
        <text:user-field-decl office:value-type="string" office:string-value="Количество прописью" text:name="pg_total_pos"/>
        <text:user-field-decl office:value-type="string" office:string-value="ЗаДиректора" text:name="pg_signature"/>
        <text:user-field-decl office:value-type="string" office:string-value="(812) 327-3232" text:name="pg_city_phone"/>
        <text:user-field-decl office:value-type="string" office:string-value="(123)456-7890" text:name="pg_fax"/>
        <text:user-field-decl office:value-type="string" office:string-value="Фактический адрес" text:name="pg_fact_address"/>
        <text:user-field-decl office:value-type="string" office:string-value="Доверенность" text:name="pg_proxy_doc"/>
      </text:user-field-decls>
      <text:p text:style-name="P9">Факс: <text:span text:style-name="T14"><text:user-field-get text:name="pg_fax">(123)456-7890</text:user-field-get></text:span></text:p>
      <text:p text:style-name="P23"><text:user-field-get text:name="pg_add">срок поставки, кем доставка, кто оплачивает</text:user-field-get></text:p>
      <text:p text:style-name="P2"/>
      <table:table table:name="tblCoordinates" table:style-name="tblCoordinates">
        <table:table-column table:style-name="tblCoordinates.A"/>
        <table:table-column table:style-name="tblCoordinates.B"/>
        <table:table-row>
          <table:table-cell office:value-type="string">
            <text:p text:style-name="P29"><text:user-field-get text:name="pg_firm">НАША ФИРМА</text:user-field-get></text:p>
          </table:table-cell>
          <table:table-cell office:value-type="string">
            <text:p text:style-name="P24"><text:user-field-get text:name="pg_firm">НАША ФИРМА</text:user-field-get></text:p>
            <text:p text:style-name="P25">Тел./факс:<text:user-field-get text:name="pg_city_phone">(812) 327-3232</text:user-field-get></text:p>
            <text:p text:style-name="P25">Почтовый адрес: <text:user-field-get text:name="pg_post_address">Индекс, Адрес</text:user-field-get></text:p>
            <text:p text:style-name="P25">Офис и склад: <text:user-field-get text:name="pg_fact_address">Фактический адрес</text:user-field-get></text:p>
          </table:table-cell>
        </table:table-row>
      </table:table>
      <text:p text:style-name="P7"/>
      <table:table table:name="tblHeader" table:style-name="tblHeader">
        <table:table-column table:style-name="tblHeader.A"/>
        <table:table-column table:style-name="tblHeader.B"/>
        <table:table-column table:style-name="tblHeader.C"/>
        <table:table-column table:style-name="tblHeader.D"/>
        <table:table-row>
          <table:table-cell table:style-name="tblHeader.A1" table:number-rows-spanned="2" table:number-columns-spanned="2" office:value-type="string">
            <text:p text:style-name="P26"><text:user-field-get text:name="pg_bank">Длинное наименование банка</text:user-field-get></text:p>
            <text:p text:style-name="P21">Банк получателя</text:p>
          </table:table-cell>
          <table:covered-table-cell/>
          <table:table-cell table:style-name="tblHeader.A1" office:value-type="string">
            <text:p text:style-name="P6">БИК</text:p>
          </table:table-cell>
          <table:table-cell table:style-name="tblHeader.D1" table:number-rows-spanned="2" office:value-type="string">
            <text:p text:style-name="P27"><text:user-field-get text:name="pg_bik">444444444</text:user-field-get></text:p>
            <text:p text:style-name="P28"><text:user-field-get text:name="pg_corresp">33333333333333333333</text:user-field-get></text:p>
          </table:table-cell>
        </table:table-row>
        <table:table-row>
          <table:covered-table-cell/>
          <table:covered-table-cell/>
          <table:table-cell table:style-name="tblHeader.C2" office:value-type="string">
            <text:p text:style-name="P6">Сч. №</text:p>
          </table:table-cell>
          <table:covered-table-cell/>
        </table:table-row>
        <table:table-row>
          <table:table-cell table:style-name="tblHeader.C2" office:value-type="string">
            <text:p text:style-name="P11">ИНН <text:span text:style-name="T6"><text:user-field-get text:name="pg_inn">0000000000</text:user-field-get></text:span></text:p>
          </table:table-cell>
          <table:table-cell table:style-name="tblHeader.C2" office:value-type="string">
            <text:p text:style-name="P11">КПП <text:span text:style-name="T6"><text:user-field-get text:name="pg_kpp">111111111</text:user-field-get></text:span></text:p>
          </table:table-cell>
          <table:table-cell table:style-name="tblHeader.C2" table:number-rows-spanned="2" office:value-type="string">
            <text:p text:style-name="P7">Сч. №</text:p>
          </table:table-cell>
          <table:table-cell table:style-name="tblHeader.D3" table:number-rows-spanned="2" office:value-type="string">
            <text:p text:style-name="P20"><text:user-field-get text:name="pg_account">22222222222222222222</text:user-field-get></text:p>
          </table:table-cell>
        </table:table-row>
        <table:table-row>
          <table:table-cell table:style-name="tblHeader.C2" table:number-columns-spanned="2" office:value-type="string">
            <text:p text:style-name="P26"><text:user-field-get text:name="pg_firm_full_name">Полное название фирмы</text:user-field-get></text:p>
            <text:p text:style-name="P21">Получатель</text:p>
          </table:table-cell>
          <table:covered-table-cell/>
          <table:covered-table-cell/>
          <table:covered-table-cell/>
        </table:table-row>
      </table:table>
      <text:p text:style-name="P3"/>
      <table:table table:name="tblBillNno" table:style-name="tblBillNno">
        <table:table-column table:style-name="tblBillNno.A"/>
        <table:table-column table:style-name="tblBillNno.B"/>
        <table:table-row table:style-name="tblBillNno.1">
          <table:table-cell table:style-name="tblBillNno.A1" office:value-type="string">
            <text:p text:style-name="P16"><text:span text:style-name="T4">Счет №</text:span> <text:span text:style-name="T4"><text:user-field-get text:name="pg_prefix">А</text:user-field-get></text:span> <text:span text:style-name="T7"><text:user-field-get text:name="pg_order">9999-9999</text:user-field-get></text:span> от <text:span text:style-name="T8"><text:user-field-get text:name="pg_order_date">11.11.2011</text:user-field-get></text:span></text:p>
          </table:table-cell>
          <table:table-cell table:style-name="tblBillNno.A1" office:value-type="string">
            <text:p text:style-name="P17">Счет действителен в течение 5 дней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18">Плательщик: <text:s/></text:p>
          </table:table-cell>
          <table:table-cell office:value-type="string">
            <text:p text:style-name="P22"><text:user-field-get text:name="pg_firm_buyer">ООО "Покупатель"</text:user-field-get></text:p>
          </table:table-cell>
        </table:table-row>
        <table:table-row>
          <table:table-cell office:value-type="string">
            <text:p text:style-name="P19">Отгрузка: <text:s/><text:span text:style-name="T15">'</text:span></text:p>
          </table:table-cell>
          <table:table-cell office:value-type="string">
            <text:p text:style-name="P4"><text:span text:style-name="T9"><text:user-field-get text:name="pg_carrier">Перевозчик</text:user-field-get></text:span><text:span text:style-name="T10">'</text:span><text:span text:style-name="T5">. </text:span>Оплата <text:span text:style-name="T11">доставки </text:span>при получении.</text:p>
          </table:table-cell>
        </table:table-row>
      </table:table>
      <text:p text:style-name="P4"/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40">№</text:p>
            </table:table-cell>
            <table:table-cell table:style-name="Таблица3.A1" office:value-type="string">
              <text:p text:style-name="P40">Наименование товара</text:p>
            </table:table-cell>
            <table:table-cell table:style-name="Таблица3.A1" office:value-type="string">
              <text:p text:style-name="P38"><text:span text:style-name="T13">Е</text:span>д.<text:line-break/>изм.</text:p>
            </table:table-cell>
            <table:table-cell table:style-name="Таблица3.A1" office:value-type="string">
              <text:p text:style-name="P38">Кол-во</text:p>
            </table:table-cell>
            <table:table-cell table:style-name="Таблица3.A1" office:value-type="string">
              <text:p text:style-name="P39">Цена, руб.</text:p>
            </table:table-cell>
            <table:table-cell table:style-name="Таблица3.A1" office:value-type="string">
              <text:p text:style-name="P39">Сумма, руб.</text:p>
            </table:table-cell>
            <table:table-cell table:style-name="Таблица3.G1" office:value-type="string">
              <text:p text:style-name="P38">Срок</text:p>
            </table:table-cell>
          </table:table-row>
        </table:table-header-rows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G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G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G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G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G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G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G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G2" office:value-type="string">
            <text:p text:style-name="P35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33">Итого:</text:p>
          </table:table-cell>
          <table:table-cell table:style-name="tblTotal.A1" office:value-type="string">
            <text:p text:style-name="P34"><text:user-field-get text:name="pg_total">1234,00</text:user-field-get></text:p>
          </table:table-cell>
        </table:table-row>
        <table:table-row>
          <table:table-cell table:style-name="tblTotal.A1" office:value-type="string">
            <text:p text:style-name="P15">В том числе НДС -<text:span text:style-name="T12">18%:</text:span></text:p>
          </table:table-cell>
          <table:table-cell table:style-name="tblTotal.A1" office:value-type="string">
            <text:p text:style-name="P34"><text:user-field-get text:name="pg_vat">НДС</text:user-field-get></text:p>
          </table:table-cell>
        </table:table-row>
      </table:table>
      <text:p text:style-name="P5">Всего наименований: <text:user-field-get text:name="pg_total_pos">Количество прописью</text:user-field-get></text:p>
      <text:p text:style-name="P42"><text:user-field-get text:name="pg_sum_in_words">тысячи сотни рублей</text:user-field-get></text:p>
      <text:p text:style-name="P4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За директора </text:p>
          </table:table-cell>
          <table:table-cell table:style-name="Таблица2.A1" office:value-type="string">
            <text:p text:style-name="P10">___________</text:p>
          </table:table-cell>
          <table:table-cell table:style-name="Таблица2.A1" office:value-type="string">
            <text:p text:style-name="P10"><text:user-field-get text:name="pg_signature">ЗаДиректора</text:user-field-get></text:p>
          </table:table-cell>
        </table:table-row>
        <table:table-row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4">М. П.</text:p>
          </table:table-cell>
          <table:table-cell table:style-name="Таблица2.C2" office:value-type="string">
            <text:p text:style-name="P12"><text:user-field-get text:name="pg_proxy_doc">Доверенность</text:user-field-get></text:p>
          </table:table-cell>
        </table:table-row>
      </table:table>
      <text:p text:style-name="P32"/>
      <text:p text:style-name="P32"/>
      <text:p text:style-name="P32"/>
      <text:p text:style-name="P31"><text:span text:style-name="T3">Консультации по тел:</text:span> (812) 327-32-40, доб. <text:user-field-get text:name="pg_phone">200</text:user-field-get></text:p>
      <text:p text:style-name="P30"><text:span text:style-name="T3">E-mail: </text:span><text:s/><text:user-field-get text:name="pg_email">manager@kipspb.ru</text:user-field-get></text:p>
      <text:p text:style-name="P30"><text:span text:style-name="T3">Исполнитель: </text:span><text:s/><text:user-field-get text:name="pg_mgr_name">Имя Фамилия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6b42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Информацию о готовности счета можно узнать через интернет: www.kipspb.ru/</text:span><text:span text:style-name="MT2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31.234916887</meta:creation-date>
    <dc:date>2016-07-19T18:24:26.679689709</dc:date>
    <meta:editing-duration>PT3H32M7S</meta:editing-duration>
    <meta:editing-cycles>37</meta:editing-cycles>
    <meta:generator>LibreOffice/4.3.7.2$Linux_X86_64 LibreOffice_project/430$Build-2</meta:generator>
    <meta:document-statistic meta:table-count="7" meta:image-count="0" meta:object-count="0" meta:page-count="1" meta:paragraph-count="47" meta:word-count="120" meta:character-count="855" meta:non-whitespace-character-count="776"/>
  </office:meta>
</office:document-meta>
</file>